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="0.05pt solid #000000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Server" style:family="table">
      <style:table-properties style:width="19.001cm" table:align="margins"/>
    </style:style>
    <style:style style:name="Server.A" style:family="table-column">
      <style:table-column-properties style:column-width="19.001cm" style:rel-column-width="65535*"/>
    </style:style>
    <style:style style:name="Server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Times New Roman" fo:font-size="14pt" style:text-underline-style="none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Courier New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Courier New" fo:font-size="12pt" style:text-underline-style="none" style:font-size-asian="12pt" style:font-size-complex="12pt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Courier New" fo:font-size="11pt" fo:font-style="normal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16" style:family="paragraph" style:parent-style-name="Table_20_Contents">
      <style:text-properties style:font-name="Courier New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Courier New" fo:font-size="11pt" style:font-size-asian="11pt" style:font-size-complex="11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Courier New" fo:font-size="11pt" style:text-underline-style="none" style:font-size-asian="11pt" style:font-size-complex="11pt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Courier New" fo:font-size="12pt" style:font-size-asian="12pt" style:font-size-complex="12pt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Courier New" fo:font-size="12pt" fo:font-weight="bold" style:font-size-asian="12pt" style:font-size-complex="12pt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Courier New" fo:font-size="11pt" fo:font-weight="bold" style:font-size-asian="11pt" style:font-size-complex="11pt"/>
    </style:style>
    <style:style style:name="P23" style:family="paragraph" style:parent-style-name="Standard">
      <style:paragraph-properties fo:text-align="start" style:justify-single-word="false"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Courier New" fo:font-size="12pt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fo:font-weight="bold"/>
    </style:style>
    <style:style style:name="T10" style:family="text">
      <style:text-properties fo:font-style="italic" fo:font-weight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font-style="normal" fo:font-weight="bold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bold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T22" style:family="text"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style:font-name="Courier New" style:text-underline-style="none" fo:font-weight="bold" style:font-weight-asian="bold" style:font-weight-complex="bold"/>
    </style:style>
    <style:style style:name="T24" style:family="text">
      <style:text-properties style:font-name="Courier New" fo:font-weight="bold" style:font-weight-asian="bold" style:font-weight-complex="bold"/>
    </style:style>
    <style:style style:name="T25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jet systèmes d'exploitation </text:p>
      <text:p text:style-name="P1"/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shm</text:p>
            <text:p text:style-name="P3"/>
            <text:p text:style-name="P17">// Retourne un descripteur de flux sur un segment de mémoire partagé</text:p>
            <text:p text:style-name="P17">// Les paramètres sont les mêmes que la fonction 'shm_open'</text:p>
            <text:p text:style-name="P8"><text:span text:style-name="T24">streamd_t</text:span><text:span text:style-name="T2">*</text:span> _shm_open(<text:span text:style-name="T2">const char* </text:span><text:span text:style-name="T5">name</text:span><text:span text:style-name="T1">, int</text:span> <text:span text:style-name="T4">oflag</text:span><text:span text:style-name="T1">, mode_t</text:span> <text:span text:style-name="T4">mode</text:span>) ;</text:p>
            <text:p text:style-name="P8"/>
            <text:p text:style-name="P17">// Ferme le segment de mémoire partagé</text:p>
            <text:p text:style-name="P20"><text:span text:style-name="T1">int _</text:span><text:span text:style-name="T3">shm_close</text:span><text:span text:style-name="T1">(</text:span><text:span text:style-name="T24">streamd_t</text:span><text:span text:style-name="T16">*</text:span><text:span text:style-name="T10"> </text:span><text:span text:style-name="T5">sd</text:span><text:span text:style-name="T1">);</text:span></text:p>
            <text:p text:style-name="P21"/>
            <text:p text:style-name="P16">// Lit un maximum de <text:span text:style-name="T11">size</text:span> octets dans s<text:span text:style-name="T11">d</text:span> et les stockent dans <text:span text:style-name="T11">buffer</text:span></text:p>
            <text:p text:style-name="P16">// Retourne le nombre d'octets lues, -1 si erreur</text:p>
            <text:p text:style-name="P16">// la fonction est bloquante</text:p>
            <text:p text:style-name="P8"><text:span text:style-name="T2">int </text:span>_<text:span text:style-name="T12">shm_read(</text:span><text:span text:style-name="T23">streamd_t</text:span><text:span text:style-name="T14">* </text:span><text:span text:style-name="T7">sd</text:span><text:span text:style-name="T14">, char* </text:span><text:span text:style-name="T7">buffer</text:span><text:span text:style-name="T14">, size_t </text:span><text:span text:style-name="T7">size</text:span><text:span text:style-name="T12">) ;</text:span></text:p>
            <text:p text:style-name="P10"/>
            <text:p text:style-name="P18"><text:span text:style-name="T12">// Ecrit </text:span><text:span text:style-name="T8">size</text:span><text:span text:style-name="T12"> octets de </text:span><text:span text:style-name="T8">buffer</text:span><text:span text:style-name="T12"> dans s</text:span><text:span text:style-name="T8">d</text:span></text:p>
            <text:p text:style-name="P19">// Retourne le nombre d'octets écrits</text:p>
            <text:p text:style-name="P8"><text:span text:style-name="T14">int</text:span><text:span text:style-name="T12"> _shm_write(</text:span><text:span text:style-name="T23">streamd_t</text:span><text:span text:style-name="T14">*</text:span><text:span text:style-name="T12"> </text:span><text:span text:style-name="T8">sd</text:span><text:span text:style-name="T12">, </text:span><text:span text:style-name="T14">char*</text:span><text:span text:style-name="T12"> </text:span><text:span text:style-name="T8">buffer</text:span><text:span text:style-name="T12">, </text:span><text:span text:style-name="T14">size_t</text:span><text:span text:style-name="T12"> </text:span><text:span text:style-name="T8">size</text:span><text:span text:style-name="T12">) ;</text:span></text:p>
            <text:p text:style-name="P4"/>
            <text:p text:style-name="P6"/>
          </table:table-cell>
        </table:table-row>
        <table:table-row>
          <table:table-cell table:style-name="Tableau1.A2" office:value-type="string">
            <text:p text:style-name="P7">file de messages</text:p>
            <text:p text:style-name="P6"/>
            <text:p text:style-name="P17">// Retourne un descripteur sur une file de messages</text:p>
            <text:p text:style-name="P17">// Les paramètres sont les mêmes que la fonction 'mq_open'</text:p>
            <text:p text:style-name="P8"><text:span text:style-name="T24">streamd_t</text:span><text:span text:style-name="T2">*</text:span> _mq_open(<text:span text:style-name="T2">const char* </text:span><text:span text:style-name="T5">name</text:span><text:span text:style-name="T1">, int</text:span> <text:span text:style-name="T4">oflag</text:span><text:span text:style-name="T1">, mode_t</text:span> <text:span text:style-name="T4">mode</text:span>) ;</text:p>
            <text:p text:style-name="P8"/>
            <text:p text:style-name="P17">// Ferme la file de messages</text:p>
            <text:p text:style-name="P20"><text:span text:style-name="T1">int </text:span><text:span text:style-name="T3">_mq_close</text:span><text:span text:style-name="T1">(</text:span><text:span text:style-name="T24">streamd_t</text:span><text:span text:style-name="T16">*</text:span><text:span text:style-name="T10"> </text:span><text:span text:style-name="T5">sd</text:span><text:span text:style-name="T1">);</text:span></text:p>
            <text:p text:style-name="P21"/>
            <text:p text:style-name="P16">// Lit un maximum de <text:span text:style-name="T11">size</text:span> octets dans s<text:span text:style-name="T11">d</text:span> et les stockent dans <text:span text:style-name="T11">buffer</text:span></text:p>
            <text:p text:style-name="P16">// Retourne le nombre d'octets lues</text:p>
            <text:p text:style-name="P8"><text:span text:style-name="T2">int </text:span>_mq<text:span text:style-name="T12">_read(</text:span><text:span text:style-name="T23">streamd_t</text:span><text:span text:style-name="T14">* </text:span><text:span text:style-name="T7">sd</text:span><text:span text:style-name="T14">, char* </text:span><text:span text:style-name="T7">buffer</text:span><text:span text:style-name="T14">, size_t </text:span><text:span text:style-name="T7">size</text:span><text:span text:style-name="T12">) ;</text:span></text:p>
            <text:p text:style-name="P10"/>
            <text:p text:style-name="P14"><text:span text:style-name="T12">// Ecrit </text:span><text:span text:style-name="T12">size</text:span><text:span text:style-name="T12"> octets de </text:span><text:span text:style-name="T12">buffer</text:span><text:span text:style-name="T12"> dans </text:span><text:span text:style-name="T12">fd</text:span></text:p>
            <text:p text:style-name="P15">// Retourne le nombre d'octets écrits</text:p>
            <text:p text:style-name="P8"><text:span text:style-name="T14">int</text:span><text:span text:style-name="T12"> _mq_write(</text:span><text:span text:style-name="T23">streamd_t</text:span><text:span text:style-name="T14">*</text:span><text:span text:style-name="T12"> </text:span><text:span text:style-name="T8">fd</text:span><text:span text:style-name="T12">, </text:span><text:span text:style-name="T14">char*</text:span><text:span text:style-name="T12"> </text:span><text:span text:style-name="T8">buffer</text:span><text:span text:style-name="T12">, </text:span><text:span text:style-name="T14">size_t</text:span><text:span text:style-name="T12"> </text:span><text:span text:style-name="T8">size</text:span><text:span text:style-name="T12">) ;</text:span></text:p>
            <text:p text:style-name="P6"/>
            <text:p text:style-name="P3"/>
          </table:table-cell>
        </table:table-row>
        <table:table-row>
          <table:table-cell table:style-name="Tableau1.A3" office:value-type="string">
            <text:p text:style-name="P7">FIFO</text:p>
            <text:p text:style-name="P3"/>
            <text:p text:style-name="P17">// Retourne un descripteur sur un tube nommé</text:p>
            <text:p text:style-name="P8"><text:span text:style-name="T24">streamd_t</text:span><text:span text:style-name="T2">*</text:span> _fifo_open(<text:span text:style-name="T2">const char* </text:span><text:span text:style-name="T5">name</text:span><text:span text:style-name="T1">, int</text:span> <text:span text:style-name="T4">oflag</text:span><text:span text:style-name="T1">, mode_t</text:span> <text:span text:style-name="T4">mode</text:span>) ;</text:p>
            <text:p text:style-name="P18"/>
            <text:p text:style-name="P17">// Ferme le tube nommé</text:p>
            <text:p text:style-name="P20"><text:span text:style-name="T1">int</text:span><text:span text:style-name="T3"> _fifo_close</text:span><text:span text:style-name="T1">(</text:span><text:span text:style-name="T25">streamd_t </text:span><text:span text:style-name="T22">*</text:span><text:span text:style-name="T6"> s</text:span><text:span text:style-name="T5">d</text:span><text:span text:style-name="T1">);</text:span></text:p>
            <text:p text:style-name="P22"/>
            <text:p text:style-name="P16">// Lit un maximum de <text:span text:style-name="T11">size</text:span> octets dans <text:span text:style-name="T11">fd</text:span> et les stockent dans <text:span text:style-name="T11">buffer</text:span></text:p>
            <text:p text:style-name="P16">// Retourne le nombre d'octets lues</text:p>
            <text:p text:style-name="P8"><text:soft-page-break/><text:span text:style-name="T2">int </text:span>_fifo<text:span text:style-name="T12">_read(</text:span><text:span text:style-name="T23">streamd_t</text:span><text:span text:style-name="T21">*</text:span><text:span text:style-name="T14"> </text:span><text:span text:style-name="T7">fd</text:span><text:span text:style-name="T14">, char* </text:span><text:span text:style-name="T7">buffer</text:span><text:span text:style-name="T14">, size_t </text:span><text:span text:style-name="T7">size</text:span><text:span text:style-name="T12">) ;</text:span></text:p>
            <text:p text:style-name="P19"/>
            <text:p text:style-name="P18"><text:span text:style-name="T12">// Ecrit </text:span><text:span text:style-name="T8">size</text:span><text:span text:style-name="T12"> octets de </text:span><text:span text:style-name="T8">buffer</text:span><text:span text:style-name="T12"> dans </text:span><text:span text:style-name="T8">fd</text:span></text:p>
            <text:p text:style-name="P19">// Retourne le nombre d'octets écrits</text:p>
            <text:p text:style-name="P8"><text:span text:style-name="T14">int</text:span><text:span text:style-name="T12"> _fifo_write(</text:span><text:span text:style-name="T23">streamd_t</text:span><text:span text:style-name="T14">*</text:span><text:span text:style-name="T12"> </text:span><text:span text:style-name="T8">fd</text:span><text:span text:style-name="T12">, </text:span><text:span text:style-name="T14">char*</text:span><text:span text:style-name="T12"> </text:span><text:span text:style-name="T8">buffer</text:span><text:span text:style-name="T12">, </text:span><text:span text:style-name="T14">size_t</text:span><text:span text:style-name="T12"> </text:span><text:span text:style-name="T8">size</text:span><text:span text:style-name="T12">) ;</text:span></text:p>
            <text:p text:style-name="P9"/>
          </table:table-cell>
        </table:table-row>
        <table:table-row>
          <table:table-cell table:style-name="Tableau1.A3" office:value-type="string">
            <text:p text:style-name="P7">STREAM</text:p>
            <text:p text:style-name="P3"/>
            <text:p text:style-name="P17">// Retourne</text:p>
            <text:p text:style-name="P8"><text:span text:style-name="T17">stream_t*</text:span> stream_init() ;</text:p>
            <text:p text:style-name="P8"/>
            <text:p text:style-name="P18">// Ouvre le descripteur</text:p>
            <text:p text:style-name="P8"><text:span text:style-name="T2">void</text:span> stream_open(stream_t<text:span text:style-name="T17">*</text:span><text:span text:style-name="T5"> op, </text:span><text:span text:style-name="T2">const char* </text:span><text:span text:style-name="T5">name</text:span><text:span text:style-name="T1">, int</text:span> <text:span text:style-name="T4">oflag</text:span><text:span text:style-name="T1">, mode_t</text:span> <text:span text:style-name="T4">mode</text:span>) ;</text:p>
            <text:p text:style-name="P8"/>
            <text:p text:style-name="P17">// Ferme le flux de données</text:p>
            <text:p text:style-name="P20"><text:span text:style-name="T1">int</text:span><text:span text:style-name="T3"> stream_close</text:span><text:span text:style-name="T1">(stream_t</text:span><text:span text:style-name="T17">*</text:span><text:span text:style-name="T5"> op</text:span><text:span text:style-name="T1">);</text:span></text:p>
            <text:p text:style-name="Table_20_Contents"/>
            <text:p text:style-name="P16">// Lit un maximum de <text:span text:style-name="T11">size</text:span> octets dans le flux et les stockent dans <text:span text:style-name="T11">buffer</text:span></text:p>
            <text:p text:style-name="P16">// Retourne le nombre d'octets lues</text:p>
            <text:p text:style-name="P8"><text:span text:style-name="T2">int </text:span><text:span text:style-name="T3">stream_</text:span><text:span text:style-name="T15">re</text:span><text:span text:style-name="T12">ad(</text:span><text:span text:style-name="T13">stream_t</text:span><text:span text:style-name="T18">*</text:span><text:span text:style-name="T7"> op,</text:span><text:span text:style-name="T14"> char* </text:span><text:span text:style-name="T7">buffer</text:span><text:span text:style-name="T14">, size_t </text:span><text:span text:style-name="T7">size</text:span><text:span text:style-name="T12">) ;</text:span></text:p>
            <text:p text:style-name="P10"/>
            <text:p text:style-name="P18"><text:span text:style-name="T12">// Ecrit </text:span><text:span text:style-name="T8">size</text:span><text:span text:style-name="T12"> octets de </text:span><text:span text:style-name="T8">buffer</text:span><text:span text:style-name="T12"> dan</text:span><text:span text:style-name="T20">s le flux</text:span></text:p>
            <text:p text:style-name="P19">// Retourne le nombre d'octets écrits</text:p>
            <text:p text:style-name="P12"><text:span text:style-name="T14">int</text:span><text:span text:style-name="T12"> stream_write(</text:span><text:span text:style-name="T13">stream_t</text:span><text:span text:style-name="T18">*</text:span><text:span text:style-name="T8"> op</text:span><text:span text:style-name="T12">, </text:span><text:span text:style-name="T14">char*</text:span><text:span text:style-name="T12"> </text:span><text:span text:style-name="T8">buffer</text:span><text:span text:style-name="T12">, </text:span><text:span text:style-name="T14">size_t</text:span><text:span text:style-name="T12"> </text:span><text:span text:style-name="T8">size</text:span><text:span text:style-name="T12">) ;</text:span></text:p>
            <text:p text:style-name="P11"/>
            <text:p text:style-name="P11">struct {</text:p>
            <text:p text:style-name="P12"><text:span text:style-name="T12"><text:s text:c="4"/></text:span><text:span text:style-name="T14">streamd_t*</text:span><text:span text:style-name="T12"> <text:s/>(_open) (</text:span><text:span text:style-name="T14">const char*</text:span><text:span text:style-name="T13">, int</text:span><text:span text:style-name="T12"> </text:span><text:span text:style-name="T13">, mode_t</text:span><text:span text:style-name="T12">) ;</text:span></text:p>
            <text:p text:style-name="P12"><text:span text:style-name="T12"><text:s text:c="4"/></text:span><text:span text:style-name="T14">int </text:span><text:span text:style-name="T12">(_close) (</text:span><text:span text:style-name="T23">streamd_t</text:span><text:span text:style-name="T19">*</text:span><text:span text:style-name="T9"> </text:span><text:span text:style-name="T8">fd</text:span><text:span text:style-name="T12">) ;</text:span></text:p>
            <text:p text:style-name="P12"><text:span text:style-name="T12"><text:s text:c="4"/></text:span><text:span text:style-name="T14">int </text:span><text:span text:style-name="T12">(_read) (</text:span><text:span text:style-name="T23">streamd_t</text:span><text:span text:style-name="T14">*, char*, size_t</text:span><text:span text:style-name="T12">) ;</text:span></text:p>
            <text:p text:style-name="P12"><text:span text:style-name="T14"><text:s text:c="4"/>int </text:span><text:span text:style-name="T12">(_write) (</text:span><text:span text:style-name="T23">streamd_t</text:span><text:span text:style-name="T14">*, char*, size_t</text:span><text:span text:style-name="T12">) ;</text:span></text:p>
            <text:p text:style-name="P12"><text:span text:style-name="T12"><text:s text:c="4"/></text:span><text:span text:style-name="T14">descipteur*</text:span><text:span text:style-name="T12"> fd ;</text:span></text:p>
            <text:p text:style-name="P12"><text:span text:style-name="T12">} </text:span><text:span text:style-name="T14">stream_t</text:span><text:span text:style-name="T12"> ;</text:span></text:p>
            <text:p text:style-name="P12"><text:span text:style-name="T12"/></text:p>
            <text:p text:style-name="P13"><text:span text:style-name="T3">Struct</text:span> {</text:p>
            <text:p text:style-name="P13"><text:s text:c="4"/><text:span text:style-name="T3">union</text:span> {</text:p>
            <text:p text:style-name="P13"><text:s text:c="8"/>int <text:span text:style-name="T3">fd</text:span> ;</text:p>
            <text:p text:style-name="P13"><text:s text:c="8"/>mqd_t <text:span text:style-name="T3">mq</text:span> ;</text:p>
            <text:p text:style-name="P13"><text:s text:c="4"/>} sd;</text:p>
            <text:p text:style-name="P24">} streamd_t ;</text:p>
            <text:p text:style-name="P24"/>
          </table:table-cell>
        </table:table-row>
      </table:table>
      <text:p text:style-name="P2"/>
      <text:p text:style-name="P23"/>
      <table:table table:name="Server" table:style-name="Server">
        <table:table-column table:style-name="Server.A"/>
        <table:table-row>
          <table:table-cell table:style-name="Server.A1" office:value-type="string">
            <text:p text:style-name="P7">Algorithme du server</text:p>
            <text:p text:style-name="P7"/>
            <text:p text:style-name="P5">Initialisation(op)</text:p>
            <text:p text:style-name="P5">ouverture(op)</text:p>
            <text:p text:style-name="P5">tant que lire(op, buffer) &gt; 0 faire</text:p>
            <text:p text:style-name="P5"><text:s text:c="4"/>traitement par un processus fils</text:p>
            <text:p text:style-name="P5">ftantque</text:p>
            <text:p text:style-name="P5">fermer(op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21:37:02.70</meta:creation-date>
    <dc:date>2012-12-20T13:59:29</dc:date>
    <meta:editing-duration>PT3H6M34S</meta:editing-duration>
    <meta:editing-cycles>34</meta:editing-cycles>
    <meta:generator>LibreOffice/3.4$Linux LibreOffice_project/340m1$Build-203</meta:generator>
    <dc:creator>Benoit DUMESNIL</dc:creator>
    <meta:document-statistic meta:table-count="2" meta:image-count="0" meta:object-count="0" meta:page-count="3" meta:paragraph-count="70" meta:word-count="419" meta:character-count="2561" meta:non-whitespace-character-count="2162"/>
  </office:meta>
</office:document-meta>
</file>